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1dd0" officeooo:paragraph-rsid="001c41c3"/>
    </style:style>
    <style:style style:name="P2" style:family="paragraph" style:parent-style-name="Text_20_body">
      <style:text-properties officeooo:rsid="001c7630" officeooo:paragraph-rsid="001c7630"/>
    </style:style>
    <style:style style:name="P3" style:family="paragraph" style:parent-style-name="Text_20_body">
      <style:text-properties officeooo:rsid="001e841c" officeooo:paragraph-rsid="001e841c"/>
    </style:style>
    <style:style style:name="P4" style:family="paragraph" style:parent-style-name="Text_20_body">
      <style:text-properties officeooo:rsid="00220ffb" officeooo:paragraph-rsid="00220ffb"/>
    </style:style>
    <style:style style:name="P5" style:family="paragraph" style:parent-style-name="Text_20_body">
      <style:text-properties officeooo:rsid="00240a3c" officeooo:paragraph-rsid="00240a3c"/>
    </style:style>
    <style:style style:name="P6" style:family="paragraph" style:parent-style-name="Text_20_body">
      <style:text-properties officeooo:rsid="002466f0" officeooo:paragraph-rsid="002466f0"/>
    </style:style>
    <style:style style:name="P7" style:family="paragraph" style:parent-style-name="Text_20_body">
      <style:text-properties officeooo:paragraph-rsid="002466f0"/>
    </style:style>
    <style:style style:name="P8" style:family="paragraph" style:parent-style-name="Text_20_body">
      <style:text-properties officeooo:rsid="0029036f" officeooo:paragraph-rsid="0029036f"/>
    </style:style>
    <style:style style:name="P9" style:family="paragraph" style:parent-style-name="Text_20_body">
      <style:text-properties officeooo:rsid="00295bc4" officeooo:paragraph-rsid="00295bc4"/>
    </style:style>
    <style:style style:name="P10" style:family="paragraph" style:parent-style-name="Text_20_body">
      <style:text-properties officeooo:rsid="003005c9" officeooo:paragraph-rsid="003005c9"/>
    </style:style>
    <style:style style:name="P11" style:family="paragraph" style:parent-style-name="Text_20_body">
      <style:text-properties officeooo:rsid="00301d7c" officeooo:paragraph-rsid="00301d7c"/>
    </style:style>
    <style:style style:name="P12" style:family="paragraph" style:parent-style-name="Text_20_body">
      <style:text-properties officeooo:rsid="00301d7c" officeooo:paragraph-rsid="0030d624"/>
    </style:style>
    <style:style style:name="P13" style:family="paragraph" style:parent-style-name="Text_20_body">
      <style:text-properties officeooo:rsid="00301d7c" officeooo:paragraph-rsid="0031c45b"/>
    </style:style>
    <style:style style:name="P14" style:family="paragraph" style:parent-style-name="Text_20_body">
      <style:text-properties officeooo:paragraph-rsid="0031c45b"/>
    </style:style>
    <style:style style:name="P15" style:family="paragraph" style:parent-style-name="Text_20_body">
      <style:text-properties officeooo:rsid="00321ee9" officeooo:paragraph-rsid="00321ee9"/>
    </style:style>
    <style:style style:name="P16" style:family="paragraph" style:parent-style-name="Text_20_body">
      <style:text-properties officeooo:rsid="003224fb" officeooo:paragraph-rsid="003224fb"/>
    </style:style>
    <style:style style:name="P17" style:family="paragraph" style:parent-style-name="Text_20_body">
      <style:text-properties fo:font-size="8pt" officeooo:rsid="0029036f" officeooo:paragraph-rsid="0029036f" style:font-size-asian="8pt" style:font-size-complex="8pt"/>
    </style:style>
    <style:style style:name="P18" style:family="paragraph" style:parent-style-name="Text_20_body">
      <style:text-properties fo:font-size="8pt" officeooo:rsid="0025f20c" officeooo:paragraph-rsid="0025f20c" style:font-size-asian="8pt" style:font-size-complex="8pt"/>
    </style:style>
    <style:style style:name="P19" style:family="paragraph" style:parent-style-name="Text_20_body">
      <style:text-properties officeooo:rsid="00322f8d" officeooo:paragraph-rsid="00322f8d"/>
    </style:style>
    <style:style style:name="P20" style:family="paragraph" style:parent-style-name="Text_20_body">
      <style:text-properties officeooo:rsid="00321ee9" officeooo:paragraph-rsid="00321ee9"/>
    </style:style>
    <style:style style:name="P21" style:family="paragraph" style:parent-style-name="Text_20_body">
      <style:text-properties officeooo:rsid="00327368" officeooo:paragraph-rsid="00327368"/>
    </style:style>
    <style:style style:name="P22" style:family="paragraph" style:parent-style-name="Text_20_body">
      <style:text-properties officeooo:rsid="0033a3a7" officeooo:paragraph-rsid="0033a3a7"/>
    </style:style>
    <style:style style:name="P23" style:family="paragraph" style:parent-style-name="Text_20_body">
      <style:text-properties officeooo:rsid="003005c9" officeooo:paragraph-rsid="003005c9"/>
    </style:style>
    <style:style style:name="P24" style:family="paragraph" style:parent-style-name="Text_20_body">
      <style:text-properties officeooo:rsid="00345b38" officeooo:paragraph-rsid="00345b38"/>
    </style:style>
    <style:style style:name="T1" style:family="text">
      <style:text-properties officeooo:rsid="001c41c3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466f0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466f0" style:font-size-asian="10pt" style:font-size-complex="10pt"/>
    </style:style>
    <style:style style:name="T6" style:family="text">
      <style:text-properties officeooo:rsid="002e1a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ndbox, software installations</text:p>
      <text:h text:style-name="Heading_20_1" text:outline-level="1">Installation of NOOBS</text:h>
      <text:p text:style-name="P1">Followed standard procedure from <text:a xlink:type="simple" xlink:href="https://www.raspberrypi.org/help/noobs-setup/" text:style-name="Internet_20_link" text:visited-style-name="Visited_20_Internet_20_Link"><text:span text:style-name="T1">https://www.raspberrypi.org/help/noobs-setup/</text:span></text:a></text:p>
      <text:p text:style-name="P2">Just make sure that the SD card is formatted FAT32 and not extended FAT.</text:p>
      <text:h text:style-name="Heading_20_1" text:outline-level="1">Chromium</text:h>
      <text:p text:style-name="P3">Procedure from <text:a xlink:type="simple" xlink:href="https://www.raspberrypi.org/forums/viewtopic.php?t=121195&amp;p=818455" text:style-name="Internet_20_link" text:visited-style-name="Visited_20_Internet_20_Link">https://www.raspberrypi.org/forums/viewtopic.php?t=121195&amp;p=818455</text:a> 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wget</text:span></text:span><text:span text:style-name="T2"> https:</text:span><text:span text:style-name="symbol0_5f_bash"><text:span text:style-name="T2">//</text:span></text:span><text:span text:style-name="T2">dl.dropboxusercontent.com</text:span><text:span text:style-name="symbol0_5f_bash"><text:span text:style-name="T2">/</text:span></text:span><text:span text:style-name="T2">u</text:span><text:span text:style-name="symbol0_5f_bash"><text:span text:style-name="T2">/</text:span></text:span><text:span text:style-name="number_5f_bash"><text:span text:style-name="T2">87113035</text:span></text:span><text:span text:style-name="symbol0_5f_bash"><text:span text:style-name="T2">/</text:span></text:span><text:span text:style-name="T2">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codecs-ffmpeg-extra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Text_20_body"><text:span text:style-name="keyword1_5f_bash"><text:span text:style-name="T2">sudo</text:span></text:span><text:span text:style-name="T2"> </text:span><text:span text:style-name="keyword1_5f_bash"><text:span text:style-name="T2">dpkg</text:span></text:span><text:span text:style-name="T2"> </text:span><text:span text:style-name="regexp4_5f_bash"><text:span text:style-name="T2">-i</text:span></text:span><text:span text:style-name="T2"> chromium-browser-l10n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ll.deb chromium-browser_48</text:span><text:span text:style-name="number_5f_bash"><text:span text:style-name="T2">.0.2564.82</text:span></text:span><text:span text:style-name="T2">-0ubuntu0</text:span><text:span text:style-name="number_5f_bash"><text:span text:style-name="T2">.15.04.1</text:span></text:span><text:span text:style-name="T2">.1193_armhf.deb</text:span></text:p>
      <text:p text:style-name="P17"/>
      <text:p text:style-name="P18">run chromium with command:</text:p>
      <text:p text:style-name="P18">chromium-browser</text:p>
      <text:h text:style-name="Heading_20_1" text:outline-level="1">Flash plugin for chromium</text:h>
      <text:p text:style-name="P5">Following (with some changes) this procedure: <text:a xlink:type="simple" xlink:href="https://www.raspberrypi.org/forums/viewtopic.php?t=99202" text:style-name="Internet_20_link" text:visited-style-name="Visited_20_Internet_20_Link">https://www.raspberrypi.org/forums/viewtopic.php?t=99202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wget</text:span></text:span><text:span text:style-name="T2"> </text:span><text:a xlink:type="simple" xlink:href="http://de4.mirror.archlinuxarm.org/armv7h/alarm/chromium-pepper-flash-12.0.0.77-1-armv7h.pkg.tar.xz" text:style-name="Internet_20_link" text:visited-style-name="Visited_20_Internet_20_Link"><text:span text:style-name="T2">http: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de4.mirror.archlinuxarm.org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rmv7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alarm</text:span></text:a><text:a xlink:type="simple" xlink:href="http://de4.mirror.archlinuxarm.org/armv7h/alarm/chromium-pepper-flash-12.0.0.77-1-armv7h.pkg.tar.xz" text:style-name="Internet_20_link" text:visited-style-name="Visited_20_Internet_20_Link"><text:span text:style-name="symbol0_5f_bash"><text:span text:style-name="T2">/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chromium-pepper-flash</text:span></text:a><text:a xlink:type="simple" xlink:href="http://de4.mirror.archlinuxarm.org/armv7h/alarm/chromium-pepper-flash-12.0.0.77-1-armv7h.pkg.tar.xz" text:style-name="Internet_20_link" text:visited-style-name="Visited_20_Internet_20_Link"><text:span text:style-name="number_5f_bash"><text:span text:style-name="T2">-12.0.0.77-1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-armv7h.pkg.</text:span></text:a><text:a xlink:type="simple" xlink:href="http://de4.mirror.archlinuxarm.org/armv7h/alarm/chromium-pepper-flash-12.0.0.77-1-armv7h.pkg.tar.xz" text:style-name="Internet_20_link" text:visited-style-name="Visited_20_Internet_20_Link"><text:span text:style-name="keyword1_5f_bash"><text:span text:style-name="T2">tar</text:span></text:span></text:a><text:a xlink:type="simple" xlink:href="http://de4.mirror.archlinuxarm.org/armv7h/alarm/chromium-pepper-flash-12.0.0.77-1-armv7h.pkg.tar.xz" text:style-name="Internet_20_link" text:visited-style-name="Visited_20_Internet_20_Link"><text:span text:style-name="T2">.xz</text:span></text:a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1_5f_bash"><text:span text:style-name="T2">tar</text:span></text:span><text:span text:style-name="T2"> xf chromium-pepper-flash</text:span><text:span text:style-name="number_5f_bash"><text:span text:style-name="T2">-12.0.0.77-1</text:span></text:span><text:span text:style-name="T2">-armv7h.pkg.</text:span><text:span text:style-name="keyword1_5f_bash"><text:span text:style-name="T2">tar</text:span></text:span><text:span text:style-name="T2">.xz 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 $ </text:span><text:span text:style-name="keyword2_5f_bash"><text:span text:style-name="T2">cd</text:span></text:span><text:span text:style-name="T2"> 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</text:span><text:span text:style-name="symbol0_5f_bash"><text:span text:style-name="T2">/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chmod</text:span></text:span><text:span text:style-name="T2"> +x </text:span><text:span text:style-name="symbol0_5f_bash"><text:span text:style-name="T2">*</text:span></text:span></text:p>
      <text:p text:style-name="P6"><text:span text:style-name="T2">pi</text:span><text:span text:style-name="symbol0_5f_bash"><text:span text:style-name="T2">@</text:span></text:span><text:span text:style-name="T2">raspberrypi:~</text:span><text:span text:style-name="symbol0_5f_bash"><text:span text:style-name="T2">/</text:span></text:span><text:span text:style-name="T2">Desktop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PepperFlash $ </text:span><text:span text:style-name="keyword1_5f_bash"><text:span text:style-name="T2">sudo</text:span></text:span><text:span text:style-name="T2"> </text:span><text:span text:style-name="keyword1_5f_bash"><text:span text:style-name="T2">cp</text:span></text:span><text:span text:style-name="T2"> </text:span><text:span text:style-name="symbol0_5f_bash"><text:span text:style-name="T2">*</text:span></text:span><text:span text:style-name="T2"> </text:span><text:span text:style-name="symbol0_5f_bash"><text:span text:style-name="T2">/</text:span></text:span><text:span text:style-name="T2">usr</text:span><text:span text:style-name="symbol0_5f_bash"><text:span text:style-name="T2">/</text:span></text:span><text:span text:style-name="T2">lib</text:span><text:span text:style-name="symbol0_5f_bash"><text:span text:style-name="T2">/</text:span></text:span><text:span text:style-name="T2">chromium-browser</text:span><text:span text:style-name="symbol0_5f_bash"><text:span text:style-name="T2">/</text:span></text:span><text:span text:style-name="T2">plugins</text:span><text:span text:style-name="symbol0_5f_bash"><text:span text:style-name="T2">/</text:span></text:span></text:p>
      <text:p text:style-name="P7"><text:span text:style-name="T3">pi</text:span><text:span text:style-name="symbol0_5f_bash"><text:span text:style-name="T3">@</text:span></text:span><text:span text:style-name="T3">raspberrypi:~</text:span><text:span text:style-name="symbol0_5f_bash"><text:span text:style-name="T3">/</text:span></text:span><text:span text:style-name="T3">Desktop</text:span><text:span text:style-name="symbol0_5f_bash"><text:span text:style-name="T3">/</text:span></text:span><text:span text:style-name="T3">usr</text:span><text:span text:style-name="symbol0_5f_bash"><text:span text:style-name="T3">/</text:span></text:span><text:span text:style-name="T3">lib</text:span><text:span text:style-name="symbol0_5f_bash"><text:span text:style-name="T3">/</text:span></text:span><text:span text:style-name="T3">PepperFlash $ </text:span><text:span text:style-name="keyword1_5f_bash"><text:span text:style-name="T3">sudo</text:span></text:span><text:span text:style-name="T3"> </text:span><text:span text:style-name="keyword1_5f_bash"><text:span text:style-name="T3">nano</text:span></text:span><text:span text:style-name="T3"> </text:span><text:span text:style-name="symbol0_5f_bash"><text:span text:style-name="T3">/</text:span></text:span><text:span text:style-name="T3">etc</text:span><text:span text:style-name="symbol0_5f_bash"><text:span text:style-name="T3">/</text:span></text:span><text:span text:style-name="T3">chromium-browser</text:span><text:span text:style-name="symbol0_5f_bash"><text:span text:style-name="T3">/</text:span></text:span><text:span text:style-name="T3">default </text:span></text:p>
      <text:p text:style-name="P8"><text:span text:style-name="T4">Changes to be done to file </text:span><text:span text:style-name="symbol0_5f_bash"><text:span text:style-name="T5">/</text:span></text:span><text:span text:style-name="T5">etc</text:span><text:span text:style-name="symbol0_5f_bash"><text:span text:style-name="T5">/</text:span></text:span><text:span text:style-name="T5">chromium-browser</text:span><text:span text:style-name="symbol0_5f_bash"><text:span text:style-name="T5">/</text:span></text:span><text:span text:style-name="T5">default</text:span><text:span text:style-name="T4">:</text:span></text:p>
      <text:p text:style-name="P17"># Options to pass to chromium-browser</text:p>
      <text:p text:style-name="P8"><text:span text:style-name="T2">#</text:span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"</text:span></text:span></text:p>
      <text:p text:style-name="P8"><text:span text:style-name="regexp2_5f_ini"><text:span text:style-name="T2">CHROMIUM_FLAGS</text:span></text:span><text:span text:style-name="symbol0_5f_ini"><text:span text:style-name="T2">=</text:span></text:span><text:span text:style-name="string_5f_ini"><text:span text:style-name="T2">"--ppapi-flash-path=/usr/lib/chromium/plugins/libpepflashplayer.so --ppapi-flash-version=12.0.0.77 -password-store=detect -user-data-dir"</text:span></text:span></text:p>
      <text:h text:style-name="Heading_20_1" text:outline-level="1">Enabling alias ll. </text:h>
      <text:p text:style-name="P4">This is use the command ll which is a shortcut for ls -al. When you want to list files in a folder you get file details as well instead of only the names</text:p>
      <text:p text:style-name="P4"><text:span text:style-name="keyword2_5f_bash">cd</text:span></text:p>
      <text:p text:style-name="P4"><text:span text:style-name="keyword1_5f_bash">nano</text:span> .bashrc</text:p>
      <text:p text:style-name="P4">find line that begins with #alias ll and make it like this:</text:p>
      <text:p text:style-name="P4">alias ll='ls -al'</text:p>
      <text:h text:style-name="Heading_20_1" text:outline-level="1"><text:soft-page-break/>Better fonts</text:h>
      <text:p text:style-name="P9">Install <text:span text:style-name="T6">package</text:span> ttf-mscorefonts-installer-3.6 <text:span text:style-name="T6">by using standard add-software function</text:span></text:p>
      <text:p text:style-name="P9">pi's password: raspberry</text:p>
      <text:p text:style-name="P9"/>
      <text:p text:style-name="P9">sudo dpkg-reconfigure fontconfig-config</text:p>
      <text:p text:style-name="P9">choose Autohinter</text:p>
      <text:p text:style-name="P9">choose Automatic</text:p>
      <text:p text:style-name="P9">choose No</text:p>
      <text:p text:style-name="P9"/>
      <text:p text:style-name="P9">reboot</text:p>
      <text:h text:style-name="Heading_20_1" text:outline-level="1">Change pi's password </text:h>
      <text:p text:style-name="P10">FIXME to do</text:p>
      <text:p text:style-name="P10"/>
      <text:p text:style-name="P19">FIXME to do Change wandbox's hostname</text:p>
      <text:p text:style-name="P10"/>
      <text:p text:style-name="P24">FIXME configure chromium not to save pwds?</text:p>
      <text:p text:style-name="P10"/>
      <text:p text:style-name="P11">testing</text:p>
      <text:p text:style-name="P11"/>
      <text:p text:style-name="P11">can you play youtube?</text:p>
      <text:p text:style-name="P12">Can you play a dvd (copy it to sd card)?</text:p>
      <text:p text:style-name="P13">Install lm-sensors</text:p>
      <text:p text:style-name="P14">sudo apt-get install lm-sensors</text:p>
      <text:p text:style-name="P14">sudo sensors-detect</text:p>
      <text:p text:style-name="P13">sensors</text:p>
      <text:p text:style-name="P15">install keepass2 and copy pwds</text:p>
      <text:p text:style-name="P16">what about ntp?</text:p>
      <text:p text:style-name="P15"/>
      <text:p text:style-name="P15"/>
      <text:p text:style-name="P21">FIXME</text:p>
      <text:p text:style-name="P21">install dropbox?</text:p>
      <text:p text:style-name="P21"/>
      <text:p text:style-name="P22">Add to file hosts:</text:p>
      <text:p text:style-name="P22">192.241.254.169 <text:s/>digitalocean go_ocean monitoring_do FREEDOMANDCOUR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officeooo:rsid="001e841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2_5f_ini" style:display-name="regexp2_ini" style:family="text">
      <style:text-properties fo:color="#660066" fo:font-style="normal" fo:font-weight="normal"/>
    </style:style>
    <style:style style:name="symbol0_5f_ini" style:display-name="symbol0_ini" style:family="text">
      <style:text-properties fo:color="#000066" fo:font-style="normal" fo:font-weight="bold"/>
    </style:style>
    <style:style style:name="string_5f_ini" style:display-name="string_ini" style:family="text">
      <style:text-properties fo:color="#993333" fo:font-style="normal" fo:font-weight="normal"/>
    </style:style>
    <style:style style:name="regexp1_5f_ini" style:display-name="regexp1_ini" style:family="text">
      <style:text-properties fo:color="#000099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09T20:56:48.058787855</dc:date>
    <meta:editing-duration>PT26M7S</meta:editing-duration>
    <meta:editing-cycles>29</meta:editing-cycles>
    <meta:document-statistic meta:table-count="0" meta:image-count="0" meta:object-count="0" meta:page-count="2" meta:paragraph-count="57" meta:word-count="251" meta:character-count="2789" meta:non-whitespace-character-count="2591"/>
  </office:meta>
</office:document-meta>
</file>